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5pt" fo:language="en" fo:country="GB" style:text-underline-style="solid" style:text-underline-width="auto" style:text-underline-color="font-color" fo:font-weight="bold" officeooo:rsid="001aaf4a" officeooo:paragraph-rsid="00065c52" style:font-size-asian="13.1000003814697pt" style:language-asian="zxx" style:country-asian="none" style:font-weight-asian="bold" style:font-size-complex="15pt" style:language-complex="zxx" style:country-complex="none" style:font-weight-complex="bold"/>
    </style:style>
    <style:style style:name="P2" style:family="paragraph" style:parent-style-name="Standard">
      <style:paragraph-properties fo:text-align="start" style:justify-single-word="false"/>
      <style:text-properties fo:color="#000000" fo:font-size="15pt" fo:language="en" fo:country="GB" style:text-underline-style="solid" style:text-underline-width="auto" style:text-underline-color="font-color" fo:font-weight="bold" officeooo:rsid="00082788" officeooo:paragraph-rsid="00082788" style:font-size-asian="13.1000003814697pt" style:language-asian="zxx" style:country-asian="none" style:font-weight-asian="bold" style:font-size-complex="15pt" style:language-complex="zxx" style:country-complex="none" style:font-weight-complex="bold"/>
    </style:style>
    <style:style style:name="P3" style:family="paragraph" style:parent-style-name="Standard">
      <style:paragraph-properties fo:text-align="start" style:justify-single-word="false"/>
      <style:text-properties fo:color="#000000" fo:font-size="12pt" fo:language="en" fo:country="GB" style:text-underline-style="solid" style:text-underline-width="auto" style:text-underline-color="font-color" fo:font-weight="normal" officeooo:rsid="00065c52" officeooo:paragraph-rsid="00065c52"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start" style:justify-single-word="false"/>
      <style:text-properties fo:color="#000000" fo:font-size="12pt" fo:language="en" fo:country="GB" style:text-underline-style="solid" style:text-underline-width="auto" style:text-underline-color="font-color" fo:font-weight="normal" officeooo:rsid="00065c52" officeooo:paragraph-rsid="0016cac7"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start" style:justify-single-word="false"/>
      <style:text-properties fo:color="#000000" fo:font-size="12pt" fo:language="en" fo:country="GB" style:text-underline-style="solid" style:text-underline-width="auto" style:text-underline-color="font-color" fo:font-weight="normal" officeooo:rsid="00129895" officeooo:paragraph-rsid="0016cac7"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text-align="start" style:justify-single-word="false"/>
      <style:text-properties fo:color="#000000" fo:font-size="12pt" fo:language="en" fo:country="GB" style:text-underline-style="solid" style:text-underline-width="auto" style:text-underline-color="font-color" fo:font-weight="bold" officeooo:rsid="00065c52" officeooo:paragraph-rsid="00065c52" style:font-size-asian="10.5pt" style:language-asian="zxx" style:country-asian="none" style:font-weight-asian="bold" style:font-size-complex="12pt" style:language-complex="zxx" style:country-complex="none" style:font-weight-complex="bold"/>
    </style:style>
    <style:style style:name="P7" style:family="paragraph" style:parent-style-name="Standard">
      <style:paragraph-properties fo:text-align="start" style:justify-single-word="false"/>
      <style:text-properties fo:color="#000000" fo:font-size="12pt" fo:language="en" fo:country="GB" style:text-underline-style="solid" style:text-underline-width="auto" style:text-underline-color="font-color" fo:font-weight="bold" officeooo:rsid="00065c52" officeooo:paragraph-rsid="0016cac7" style:font-size-asian="10.5pt" style:language-asian="zxx" style:country-asian="none" style:font-weight-asian="bold" style:font-size-complex="12pt" style:language-complex="zxx" style:country-complex="none" style:font-weight-complex="bold"/>
    </style:style>
    <style:style style:name="P8" style:family="paragraph" style:parent-style-name="Standard">
      <style:paragraph-properties fo:text-align="start" style:justify-single-word="false"/>
      <style:text-properties fo:color="#000000" fo:font-size="12pt" fo:language="en" fo:country="GB" style:text-underline-style="solid" style:text-underline-width="auto" style:text-underline-color="font-color" fo:font-weight="bold" officeooo:rsid="00129895" officeooo:paragraph-rsid="00129895" style:font-size-asian="10.5pt" style:language-asian="zxx" style:country-asian="none" style:font-weight-asian="bold" style:font-size-complex="12pt" style:language-complex="zxx" style:country-complex="none" style:font-weight-complex="bold"/>
    </style:style>
    <style:style style:name="P9" style:family="paragraph" style:parent-style-name="Standard">
      <style:paragraph-properties fo:text-align="start" style:justify-single-word="false"/>
      <style:text-properties fo:color="#000000" fo:font-size="12pt" fo:language="en" fo:country="GB" style:text-underline-style="solid" style:text-underline-width="auto" style:text-underline-color="font-color" fo:font-weight="bold" officeooo:rsid="00129895" officeooo:paragraph-rsid="001909e5" style:font-size-asian="12pt" style:language-asian="zxx" style:country-asian="none" style:font-weight-asian="bold" style:font-size-complex="12pt" style:language-complex="zxx" style:country-complex="none" style:font-weight-complex="bold"/>
    </style:style>
    <style:style style:name="P10" style:family="paragraph" style:parent-style-name="Standard">
      <style:paragraph-properties fo:text-align="start" style:justify-single-word="false"/>
      <style:text-properties fo:color="#000000" fo:font-size="12pt" fo:language="en" fo:country="GB" style:text-underline-style="solid" style:text-underline-width="auto" style:text-underline-color="font-color" fo:font-weight="bold" officeooo:rsid="00065c52" officeooo:paragraph-rsid="001909e5" style:font-size-asian="12pt" style:language-asian="zxx" style:country-asian="none" style:font-weight-asian="bold" style:font-size-complex="12pt" style:language-complex="zxx" style:country-complex="none" style:font-weight-complex="bold"/>
    </style:style>
    <style:style style:name="P11" style:family="paragraph" style:parent-style-name="Standard">
      <style:paragraph-properties fo:text-align="start" style:justify-single-word="false"/>
      <style:text-properties fo:color="#000000" fo:font-size="12pt" fo:language="en" fo:country="GB" style:text-underline-style="none" fo:font-weight="normal" officeooo:rsid="000a66e8" officeooo:paragraph-rsid="000a66e8"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start" style:justify-single-word="false"/>
      <style:text-properties fo:color="#000000" fo:font-size="12pt" fo:language="en" fo:country="GB" style:text-underline-style="none" fo:font-weight="normal" officeooo:rsid="00065c52" officeooo:paragraph-rsid="00065c52"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text-align="start" style:justify-single-word="false"/>
      <style:text-properties fo:color="#000000" fo:font-size="12pt" fo:language="en" fo:country="GB" style:text-underline-style="none" fo:font-weight="normal" officeooo:rsid="00065c52" officeooo:paragraph-rsid="000bb138"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text-align="start" style:justify-single-word="false"/>
      <style:text-properties fo:color="#000000" fo:font-size="12pt" fo:language="en" fo:country="GB" style:text-underline-style="none" fo:font-weight="normal" officeooo:rsid="00065c52" officeooo:paragraph-rsid="000dd0c8" style:font-size-asian="10.5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fo:color="#000000" fo:font-size="12pt" fo:language="en" fo:country="GB" style:text-underline-style="none" fo:font-weight="normal" officeooo:rsid="00065c52" officeooo:paragraph-rsid="000f9538" style:font-size-asian="10.5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fo:color="#000000" fo:font-size="12pt" fo:language="en" fo:country="GB" style:text-underline-style="none" fo:font-weight="normal" officeooo:rsid="00065c52" officeooo:paragraph-rsid="000cdbd7" style:font-size-asian="10.5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fo:color="#000000" fo:font-size="12pt" fo:language="en" fo:country="GB" style:text-underline-style="none" fo:font-weight="normal" officeooo:rsid="00065c52" officeooo:paragraph-rsid="0013aec0" style:font-size-asian="10.5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text-align="start" style:justify-single-word="false"/>
      <style:text-properties fo:color="#000000" fo:font-size="12pt" fo:language="en" fo:country="GB" style:text-underline-style="none" fo:font-weight="normal" officeooo:rsid="00065c52" officeooo:paragraph-rsid="001504b7" style:font-size-asian="10.5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text-align="start" style:justify-single-word="false"/>
      <style:text-properties fo:color="#000000" fo:font-size="12pt" fo:language="en" fo:country="GB" style:text-underline-style="none" fo:font-weight="normal" officeooo:rsid="00065c52" officeooo:paragraph-rsid="0016cac7"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text-align="start" style:justify-single-word="false"/>
      <style:text-properties fo:color="#000000" fo:font-size="12pt" fo:language="en" fo:country="GB" style:text-underline-style="none" fo:font-weight="normal" officeooo:rsid="000f3cf7" officeooo:paragraph-rsid="000f9454"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text-align="start" style:justify-single-word="false"/>
      <style:text-properties fo:color="#000000" fo:font-size="12pt" fo:language="en" fo:country="GB" style:text-underline-style="none" fo:font-weight="normal" officeooo:rsid="0011fe73" officeooo:paragraph-rsid="0011fe73"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text-align="start" style:justify-single-word="false"/>
      <style:text-properties fo:color="#000000" fo:font-size="11pt" fo:language="en" fo:country="GB" style:text-underline-style="none" fo:font-weight="normal" officeooo:rsid="000971a9" officeooo:paragraph-rsid="000971a9" style:font-size-asian="9.60000038146973pt" style:language-asian="zxx" style:country-asian="none" style:font-weight-asian="normal" style:font-size-complex="11pt" style:language-complex="zxx" style:country-complex="none" style:font-weight-complex="normal"/>
    </style:style>
    <style:style style:name="P23" style:family="paragraph" style:parent-style-name="Standard">
      <style:paragraph-properties fo:text-align="start" style:justify-single-word="false"/>
      <style:text-properties fo:color="#000000" fo:font-size="11pt" fo:language="en" fo:country="GB" style:text-underline-style="none" fo:font-weight="normal" officeooo:rsid="000dd0c8" officeooo:paragraph-rsid="000dd0c8" style:font-size-asian="9.60000038146973pt" style:language-asian="zxx" style:country-asian="none" style:font-weight-asian="normal" style:font-size-complex="11pt" style:language-complex="zxx" style:country-complex="none" style:font-weight-complex="normal"/>
    </style:style>
    <style:style style:name="P24" style:family="paragraph" style:parent-style-name="Standard">
      <style:paragraph-properties fo:text-align="start" style:justify-single-word="false"/>
      <style:text-properties fo:color="#000000" fo:font-size="11pt" fo:language="en" fo:country="GB" style:text-underline-style="none" fo:font-weight="normal" officeooo:rsid="000f3cf7" officeooo:paragraph-rsid="000f3cf7" style:font-size-asian="9.60000038146973pt" style:language-asian="zxx" style:country-asian="none" style:font-weight-asian="normal" style:font-size-complex="11pt" style:language-complex="zxx" style:country-complex="none" style:font-weight-complex="normal"/>
    </style:style>
    <style:style style:name="P25" style:family="paragraph" style:parent-style-name="Standard">
      <style:paragraph-properties fo:text-align="start" style:justify-single-word="false"/>
      <style:text-properties fo:color="#000000" fo:font-size="11pt" fo:language="en" fo:country="GB" style:text-underline-style="none" fo:font-weight="normal" officeooo:rsid="00105d67" officeooo:paragraph-rsid="000f9538" style:font-size-asian="9.60000038146973pt" style:language-asian="zxx" style:country-asian="none" style:font-weight-asian="normal" style:font-size-complex="11pt" style:language-complex="zxx" style:country-complex="none" style:font-weight-complex="normal"/>
    </style:style>
    <style:style style:name="P26" style:family="paragraph" style:parent-style-name="Standard">
      <style:paragraph-properties fo:text-align="start" style:justify-single-word="false"/>
      <style:text-properties fo:color="#000000" fo:font-size="11pt" fo:language="en" fo:country="GB" style:text-underline-style="none" fo:font-weight="normal" officeooo:rsid="000cdbd7" officeooo:paragraph-rsid="000cdbd7" style:font-size-asian="9.60000038146973pt" style:language-asian="zxx" style:country-asian="none" style:font-weight-asian="normal" style:font-size-complex="11pt" style:language-complex="zxx" style:country-complex="none" style:font-weight-complex="normal"/>
    </style:style>
    <style:style style:name="P27" style:family="paragraph" style:parent-style-name="Standard">
      <style:paragraph-properties fo:text-align="start" style:justify-single-word="false"/>
      <style:text-properties fo:color="#000000" fo:font-size="11pt" fo:language="en" fo:country="GB" style:text-underline-style="none" fo:font-weight="normal" officeooo:rsid="0011fe73" officeooo:paragraph-rsid="0011fe73" style:font-size-asian="9.60000038146973pt" style:language-asian="zxx" style:country-asian="none" style:font-weight-asian="normal" style:font-size-complex="11pt" style:language-complex="zxx" style:country-complex="none" style:font-weight-complex="normal"/>
    </style:style>
    <style:style style:name="P28" style:family="paragraph" style:parent-style-name="Standard">
      <style:paragraph-properties fo:text-align="start" style:justify-single-word="false"/>
      <style:text-properties fo:color="#000000" fo:font-size="11pt" fo:language="en" fo:country="GB" style:text-underline-style="none" fo:font-weight="normal" officeooo:rsid="0016cac7" officeooo:paragraph-rsid="0016cac7" style:font-size-asian="9.60000038146973pt" style:language-asian="zxx" style:country-asian="none" style:font-weight-asian="normal" style:font-size-complex="11pt" style:language-complex="zxx" style:country-complex="none" style:font-weight-complex="normal"/>
    </style:style>
    <style:style style:name="P29" style:family="paragraph" style:parent-style-name="Standard">
      <style:paragraph-properties fo:text-align="start" style:justify-single-word="false"/>
      <style:text-properties fo:color="#000000" fo:font-size="11pt" fo:language="en" fo:country="GB" style:text-underline-style="none" fo:font-weight="normal" officeooo:rsid="001909e5" officeooo:paragraph-rsid="001909e5" style:font-size-asian="9.60000038146973pt" style:language-asian="zxx" style:country-asian="none" style:font-weight-asian="normal" style:font-size-complex="11pt" style:language-complex="zxx" style:country-complex="none" style:font-weight-complex="normal"/>
    </style:style>
    <style:style style:name="P30" style:family="paragraph" style:parent-style-name="Standard">
      <style:paragraph-properties fo:text-align="start" style:justify-single-word="false"/>
      <style:text-properties fo:color="#000000" fo:font-size="11pt" fo:language="en" fo:country="GB" style:text-underline-style="none" fo:font-weight="normal" officeooo:rsid="00197911" officeooo:paragraph-rsid="00197911" style:font-size-asian="9.60000038146973pt" style:language-asian="zxx" style:country-asian="none" style:font-weight-asian="normal" style:font-size-complex="11pt" style:language-complex="zxx" style:country-complex="none" style:font-weight-complex="normal"/>
    </style:style>
    <style:style style:name="P31" style:family="paragraph" style:parent-style-name="Standard">
      <style:paragraph-properties fo:text-align="start" style:justify-single-word="false"/>
      <style:text-properties fo:color="#000000" fo:font-size="11pt" fo:language="en" fo:country="GB" style:text-underline-style="none" fo:font-weight="normal" officeooo:rsid="001a5934" officeooo:paragraph-rsid="001a5934" style:font-size-asian="9.60000038146973pt" style:language-asian="zxx" style:country-asian="none" style:font-weight-asian="normal" style:font-size-complex="11pt" style:language-complex="zxx" style:country-complex="none" style:font-weight-complex="normal"/>
    </style:style>
    <style:style style:name="P32" style:family="paragraph" style:parent-style-name="Heading_20_2">
      <style:paragraph-properties fo:text-align="start" style:justify-single-word="false"/>
      <style:text-properties fo:color="#000000" fo:font-size="11pt" fo:language="en" fo:country="GB" style:text-underline-style="none" fo:font-weight="normal" officeooo:rsid="0016cac7" officeooo:paragraph-rsid="0016cac7" style:font-size-asian="9.60000038146973pt" style:language-asian="zxx" style:country-asian="none" style:font-weight-asian="normal" style:font-size-complex="11pt" style:language-complex="zxx" style:country-complex="none" style:font-weight-complex="normal"/>
    </style:style>
    <style:style style:name="P33" style:family="paragraph" style:parent-style-name="Standard">
      <style:paragraph-properties fo:text-align="start" style:justify-single-word="false"/>
      <style:text-properties fo:color="#000000" fo:font-size="11pt" fo:language="en" fo:country="GB" style:text-underline-style="none" fo:font-weight="normal" officeooo:rsid="00105d67" officeooo:paragraph-rsid="000f9538" style:font-size-asian="9.60000038146973pt" style:language-asian="zxx" style:country-asian="none" style:font-weight-asian="normal" style:font-size-complex="11pt" style:language-complex="zxx" style:country-complex="none" style:font-weight-complex="normal"/>
    </style:style>
    <style:style style:name="P34" style:family="paragraph" style:parent-style-name="Standard">
      <style:paragraph-properties fo:text-align="start" style:justify-single-word="false"/>
      <style:text-properties fo:color="#000000" fo:font-size="11pt" fo:language="en" fo:country="GB" style:text-underline-style="none" fo:font-weight="normal" officeooo:rsid="00105d67" officeooo:paragraph-rsid="0011fe73" style:font-size-asian="9.60000038146973pt" style:language-asian="zxx" style:country-asian="none" style:font-weight-asian="normal" style:font-size-complex="11pt" style:language-complex="zxx" style:country-complex="none" style:font-weight-complex="normal"/>
    </style:style>
    <style:style style:name="P35" style:family="paragraph" style:parent-style-name="Standard">
      <style:paragraph-properties fo:text-align="start" style:justify-single-word="false"/>
      <style:text-properties fo:color="#000000" fo:font-size="11pt" fo:language="en" fo:country="GB" style:text-underline-style="none" fo:font-weight="normal" officeooo:rsid="000cdbd7" officeooo:paragraph-rsid="000cdbd7" style:font-size-asian="9.60000038146973pt" style:language-asian="zxx" style:country-asian="none" style:font-weight-asian="normal" style:font-size-complex="11pt" style:language-complex="zxx" style:country-complex="none" style:font-weight-complex="normal"/>
    </style:style>
    <style:style style:name="P36" style:family="paragraph" style:parent-style-name="Standard">
      <style:paragraph-properties fo:text-align="start" style:justify-single-word="false"/>
      <style:text-properties fo:color="#000000" fo:font-size="11pt" fo:language="en" fo:country="GB" style:text-underline-style="none" fo:font-weight="normal" officeooo:rsid="000cdbd7" officeooo:paragraph-rsid="00129895" style:font-size-asian="9.60000038146973pt" style:language-asian="zxx" style:country-asian="none" style:font-weight-asian="normal" style:font-size-complex="11pt" style:language-complex="zxx" style:country-complex="none" style:font-weight-complex="normal"/>
    </style:style>
    <style:style style:name="P37" style:family="paragraph" style:parent-style-name="Standard">
      <style:paragraph-properties fo:text-align="start" style:justify-single-word="false"/>
      <style:text-properties fo:color="#000000" fo:font-size="11pt" fo:language="en" fo:country="GB" style:text-underline-style="none" fo:font-weight="normal" officeooo:rsid="0016cac7" officeooo:paragraph-rsid="0016cac7" style:font-size-asian="9.60000038146973pt" style:language-asian="zxx" style:country-asian="none" style:font-weight-asian="normal" style:font-size-complex="11pt" style:language-complex="zxx" style:country-complex="none" style:font-weight-complex="normal"/>
    </style:style>
    <style:style style:name="P38" style:family="paragraph" style:parent-style-name="Standard">
      <style:paragraph-properties fo:text-align="start" style:justify-single-word="false"/>
      <style:text-properties fo:color="#000000" fo:font-size="11pt" fo:language="en" fo:country="GB" style:text-underline-style="none" fo:font-weight="normal" officeooo:rsid="0016cac7" officeooo:paragraph-rsid="001909e5" style:font-size-asian="9.60000038146973pt" style:language-asian="zxx" style:country-asian="none" style:font-weight-asian="normal" style:font-size-complex="11pt" style:language-complex="zxx" style:country-complex="none" style:font-weight-complex="normal"/>
    </style:style>
    <style:style style:name="P39" style:family="paragraph" style:parent-style-name="Standard">
      <style:paragraph-properties fo:text-align="start" style:justify-single-word="false"/>
      <style:text-properties fo:color="#000000" fo:font-size="11pt" fo:language="en" fo:country="GB" style:text-underline-style="none" fo:font-weight="normal" officeooo:rsid="001c71be" officeooo:paragraph-rsid="001c71be" style:font-size-asian="9.60000038146973pt" style:language-asian="zxx" style:country-asian="none" style:font-weight-asian="normal" style:font-size-complex="11pt" style:language-complex="zxx" style:country-complex="none" style:font-weight-complex="normal"/>
    </style:style>
    <style:style style:name="P40" style:family="paragraph" style:parent-style-name="Standard">
      <style:paragraph-properties fo:text-align="start" style:justify-single-word="false"/>
      <style:text-properties fo:color="#000000" fo:font-size="11pt" fo:language="en" fo:country="GB" style:text-underline-style="none" fo:font-weight="normal" officeooo:rsid="001e1314" officeooo:paragraph-rsid="00200fe3" style:font-size-asian="9.60000038146973pt" style:language-asian="zxx" style:country-asian="none" style:font-weight-asian="normal" style:font-size-complex="11pt" style:language-complex="zxx" style:country-complex="none" style:font-weight-complex="normal"/>
    </style:style>
    <style:style style:name="P41" style:family="paragraph" style:parent-style-name="Standard">
      <style:paragraph-properties fo:text-align="start" style:justify-single-word="false"/>
      <style:text-properties fo:color="#000000" fo:font-size="12pt" fo:language="en" fo:country="GB" style:text-underline-style="solid" style:text-underline-width="auto" style:text-underline-color="font-color" fo:font-weight="bold" officeooo:rsid="001909e5" officeooo:paragraph-rsid="001909e5" style:font-size-asian="12pt" style:language-asian="zxx" style:country-asian="none" style:font-weight-asian="bold" style:font-size-complex="12pt" style:language-complex="zxx" style:country-complex="none" style:font-weight-complex="bold"/>
    </style:style>
    <style:style style:name="P42" style:family="paragraph" style:parent-style-name="Standard">
      <style:paragraph-properties fo:text-align="start" style:justify-single-word="false"/>
      <style:text-properties fo:color="#000000" fo:font-size="12pt" fo:language="en" fo:country="GB" style:text-underline-style="solid" style:text-underline-width="auto" style:text-underline-color="font-color" fo:font-weight="bold" officeooo:rsid="0016cac7" officeooo:paragraph-rsid="001909e5" style:font-size-asian="12pt" style:language-asian="zxx" style:country-asian="none" style:font-weight-asian="bold" style:font-size-complex="12pt" style:language-complex="zxx" style:country-complex="none" style:font-weight-complex="bold"/>
    </style:style>
    <style:style style:name="P43" style:family="paragraph" style:parent-style-name="Standard">
      <style:paragraph-properties fo:text-align="start" style:justify-single-word="false"/>
      <style:text-properties fo:color="#000000" fo:font-size="12pt" fo:language="en" fo:country="GB" style:text-underline-style="solid" style:text-underline-width="auto" style:text-underline-color="font-color" fo:font-weight="bold" officeooo:rsid="001a7041" officeooo:paragraph-rsid="001a7041" style:font-size-asian="10.5pt" style:language-asian="zxx" style:country-asian="none" style:font-weight-asian="bold" style:font-size-complex="12pt" style:language-complex="zxx" style:country-complex="none" style:font-weight-complex="bold"/>
    </style:style>
    <style:style style:name="P44" style:family="paragraph" style:parent-style-name="Standard">
      <style:paragraph-properties fo:text-align="start" style:justify-single-word="false"/>
      <style:text-properties fo:color="#000000" fo:font-size="12pt" fo:language="en" fo:country="GB" style:text-underline-style="none" fo:font-weight="normal" officeooo:rsid="00065c52" officeooo:paragraph-rsid="001909e5" style:font-size-asian="10.5pt" style:language-asian="zxx" style:country-asian="none" style:font-weight-asian="normal" style:font-size-complex="12pt" style:language-complex="zxx" style:country-complex="none" style:font-weight-complex="normal"/>
    </style:style>
    <style:style style:name="T1" style:family="text">
      <style:text-properties officeooo:rsid="000bb138"/>
    </style:style>
    <style:style style:name="T2" style:family="text">
      <style:text-properties fo:font-size="11pt" style:font-size-asian="9.60000038146973pt" style:font-size-complex="11pt"/>
    </style:style>
    <style:style style:name="T3" style:family="text">
      <style:text-properties fo:font-size="11pt" officeooo:rsid="00082788" style:font-size-asian="9.60000038146973pt" style:font-size-complex="11pt"/>
    </style:style>
    <style:style style:name="T4" style:family="text">
      <style:text-properties fo:font-size="11pt" officeooo:rsid="000cdbd7" style:font-size-asian="9.60000038146973pt" style:font-size-complex="11pt"/>
    </style:style>
    <style:style style:name="T5" style:family="text">
      <style:text-properties fo:font-size="11pt" officeooo:rsid="000dd0c8" style:font-size-asian="9.60000038146973pt" style:font-size-complex="11pt"/>
    </style:style>
    <style:style style:name="T6" style:family="text">
      <style:text-properties fo:font-size="11pt" officeooo:rsid="000f9538" style:font-size-asian="9.60000038146973pt" style:font-size-complex="11pt"/>
    </style:style>
    <style:style style:name="T7" style:family="text">
      <style:text-properties fo:font-size="11pt" officeooo:rsid="00105d67" style:font-size-asian="9.60000038146973pt" style:font-size-complex="11pt"/>
    </style:style>
    <style:style style:name="T8" style:family="text">
      <style:text-properties fo:font-size="11pt" officeooo:rsid="0013aec0" style:font-size-asian="9.60000038146973pt" style:font-size-complex="11pt"/>
    </style:style>
    <style:style style:name="T9" style:family="text">
      <style:text-properties fo:font-size="11pt" officeooo:rsid="001504b7" style:font-size-asian="9.60000038146973pt" style:font-size-complex="11pt"/>
    </style:style>
    <style:style style:name="T10" style:family="text">
      <style:text-properties fo:font-size="11pt" officeooo:rsid="0016cac7" style:font-size-asian="9.60000038146973pt" style:font-size-complex="11pt"/>
    </style:style>
    <style:style style:name="T11" style:family="text">
      <style:text-properties fo:font-size="11pt" officeooo:rsid="001909e5" style:font-size-asian="9.60000038146973pt" style:font-size-complex="11pt"/>
    </style:style>
    <style:style style:name="T12" style:family="text">
      <style:text-properties officeooo:rsid="0016cac7"/>
    </style:style>
    <style:style style:name="T13" style:family="text">
      <style:text-properties officeooo:rsid="001909e5"/>
    </style:style>
    <style:style style:name="T14" style:family="text">
      <style:text-properties officeooo:rsid="00105d67"/>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officeooo:rsid="001ca87e"/>
    </style:style>
    <style:style style:name="T18" style:family="text">
      <style:text-properties officeooo:rsid="00200f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va Maths:</text:p>
      <text:p text:style-name="P2"/>
      <text:p text:style-name="P22">Symbols <text:s text:c="10"/>Arithmetic operators</text:p>
      <text:p text:style-name="P22">+<text:tab/> <text:s text:c="11"/>add</text:p>
      <text:p text:style-name="P22">-<text:tab/> <text:s text:c="11"/>subtract</text:p>
      <text:p text:style-name="P22">/<text:tab/> <text:s text:c="11"/>divide</text:p>
      <text:p text:style-name="P22">*<text:tab/> <text:s text:c="11"/>multiply</text:p>
      <text:p text:style-name="P22">%<text:tab/> <text:s text:c="11"/>modulus division</text:p>
      <text:p text:style-name="P22">++<text:tab/> <text:s text:c="11"/>post and pre-increment</text:p>
      <text:p text:style-name="P22">--<text:tab/> <text:s text:c="11"/>post and pre-decrement</text:p>
      <text:p text:style-name="P22"/>
      <text:p text:style-name="P14"><text:span text:style-name="T3">– </text:span><text:span text:style-name="T5">Operator precedence specifies the order in which operations will execute. BODMAS (Brackets, Order, Division, Multiplication, Addition, and Subtraction) is used to determine the order.</text:span></text:p>
      <text:p text:style-name="P23"/>
      <text:p text:style-name="P20"><text:span text:style-name="T3">– </text:span><text:span text:style-name="T5">Operator associativity determines whether, in an expression, if there are multiple operators how will they be evaluated if they are of the same precedence, </text:span><text:span text:style-name="T2">such as (5 + 10 -7).</text:span></text:p>
      <text:p text:style-name="P24"/>
      <text:p text:style-name="P24">+ , -<text:tab/> <text:s text:c="12"/>Unary Plus and minus<text:tab/> <text:s text:c="49"/>Right to left</text:p>
      <text:p text:style-name="P24">! , ~<text:tab/> <text:s text:c="12"/>Logical NOT and bitwise NOT<text:tab/> <text:s text:c="36"/>Right to left</text:p>
      <text:p text:style-name="P24">=<text:tab/> <text:s text:c="12"/>Direct assignment<text:tab/> <text:s text:c="49"/>Right to left</text:p>
      <text:p text:style-name="P24">+= , -=<text:tab/> <text:s text:c="12"/>Assignment by sum and difference<text:tab/> <text:s text:c="23"/>Right to left</text:p>
      <text:p text:style-name="P24">*= , /= , %=<text:tab/>Assignment by product, quotient, and remainder <text:s text:c="10"/>Right to left</text:p>
      <text:p text:style-name="P24">&lt;&lt;= , &gt;&gt;=<text:tab/>Assignment by bitwise left shift and right shift<text:tab/> <text:s text:c="10"/>Right to left</text:p>
      <text:p text:style-name="P24">&amp;= , ^= , =<text:tab/>Assignment by bitwise AND, XOR, and OR<text:tab/> <text:s text:c="10"/>Right to left</text:p>
      <text:p text:style-name="P24">++ , --<text:tab/> <text:s text:c="12"/>Suffix/postfix increment and decrement<text:tab/> <text:s text:c="23"/>Right to left</text:p>
      <text:p text:style-name="P24">* , / , %<text:tab/> <text:s text:c="12"/>Multiplication, division, and remainder<text:tab/> <text:s text:c="22"/>Left to Right</text:p>
      <text:p text:style-name="P24">+ , -<text:tab/> <text:s text:c="12"/>Addition and subtraction<text:tab/> <text:s text:c="35"/>Left to Right</text:p>
      <text:p text:style-name="P24">&lt;&lt; , &gt;&gt;<text:tab/> <text:s text:c="12"/>Bitwise left shift and right shift<text:tab/> <text:s text:c="35"/>Left to Right</text:p>
      <text:p text:style-name="P24">&lt; , &lt;=<text:tab/> <text:s text:c="12"/>For relational operators<text:tab/> <text:s text:c="48"/>Left to Right</text:p>
      <text:p text:style-name="P24">&gt; , &gt;=<text:tab/> <text:s text:c="12"/>For relational operators<text:tab/> <text:s text:c="48"/>Left to Right</text:p>
      <text:p text:style-name="P24">== , !=<text:tab/> <text:s text:c="12"/>For relational<text:tab/> <text:s text:c="61"/>Left to Right</text:p>
      <text:p text:style-name="P24">&amp;<text:tab/> <text:s text:c="12"/>Bitwise AND<text:tab/> <text:s text:c="61"/>Left to Right</text:p>
      <text:p text:style-name="P24">^<text:tab/> <text:s text:c="12"/>Bitwise XOR (exclusive or)<text:tab/> <text:s text:c="35"/>Left to Right</text:p>
      <text:p text:style-name="P24">&amp;&amp;<text:tab/> <text:s text:c="12"/>Logical AND<text:tab/> <text:s text:c="60"/>Left to Right</text:p>
      <text:p text:style-name="P24">||<text:tab/> <text:s text:c="12"/>Logical OR<text:tab/> <text:s text:c="60"/>Left to Right</text:p>
      <text:p text:style-name="P24">|<text:tab/> <text:s text:c="12"/>Bitwise OR (inclusive or)<text:tab/> <text:s text:c="34"/>Left to Right</text:p>
      <text:p text:style-name="P24"/>
      <text:p text:style-name="P24"/>
      <text:p text:style-name="P15"><text:span text:style-name="T3">– </text:span><text:span text:style-name="T6">Java Math Class is from the java.lang package. </text:span><text:span text:style-name="T7">It has a number of functions:</text:span></text:p>
      <text:p text:style-name="P25"/>
      <text:p text:style-name="P34">Exponentiation:</text:p>
      <text:p text:style-name="P34"/>
      <text:p text:style-name="P21"><text:span text:style-name="T7">1</text:span><text:span text:style-name="T2">) The 'pow' method takes two arguments and returns the value of the first argument raised to the power of the second one.</text:span></text:p>
      <text:p text:style-name="P25"/>
      <text:p text:style-name="P27">2) The 'exp' method takes one argument and returns the value of e raised to the power of the given argument.</text:p>
      <text:p text:style-name="P27"/>
      <text:p text:style-name="P27">3) The 'sqrt' and 'cbrt' methods, which returns the square root and cube root of the number specified.</text:p>
      <text:p text:style-name="P27"/>
      <text:p text:style-name="P28">Logarithms:</text:p>
      <text:p text:style-name="P28"/>
      <text:p text:style-name="P28">1) The log method takes one argument and returns the natural log of the given argument.</text:p>
      <text:p text:style-name="P28"/>
      <text:p text:style-name="P28">2) The log10 method takes in one argument and returns the value of the common log of that argument.</text:p>
      <text:p text:style-name="P28"/>
      <text:h text:style-name="P32" text:outline-level="2"><text:bookmark text:name="Trigonometry"/><text:soft-page-break/>Trigonometry:</text:h>
      <text:p text:style-name="P29">1) Trigonometry in Java can be preformed with sin, cos, and tan functions. Each of the three takes only one argument, of the data type double, on which these operations need to be applied.</text:p>
      <text:p text:style-name="P29"/>
      <text:p text:style-name="P30">Absolute value:</text:p>
      <text:p text:style-name="P30"/>
      <text:p text:style-name="P30">1) Used to print the absolute value of a number, e.g.</text:p>
      <text:p text:style-name="P30"/>
      <text:p text:style-name="P30">System.out.println("Absolute value of -2: " + Math.abs(-2));</text:p>
      <text:p text:style-name="P30">System.out.println("Absolute value of 2: " + Math.abs(2));</text:p>
      <text:p text:style-name="P30"/>
      <text:p text:style-name="P30">will give an output of '2' and '-2'.</text:p>
      <text:p text:style-name="P30"/>
      <text:p text:style-name="P31">Maximum and minimum values:</text:p>
      <text:p text:style-name="P31"/>
      <text:p text:style-name="P31">1) The max and min methods return the maximum and minimum of the two arguments given to the functions, e.g.</text:p>
      <text:p text:style-name="P31"/>
      <text:p text:style-name="P31">System.out.println("Maximum between 2.04 and 2.05: " + Math.max(2.04, 2.05));</text:p>
      <text:p text:style-name="P31">System.out.println("Minimum between 2 and 23: " + Math.min(2, 23));</text:p>
      <text:p text:style-name="P31"/>
      <text:p text:style-name="P31">will give an output of '2.05' and '2'. This method is compatible with the following data types: int, long, float, and double.</text:p>
      <text:p text:style-name="P31"/>
      <text:p text:style-name="P1">Code Examples:</text:p>
      <text:p text:style-name="P1"/>
      <text:p text:style-name="P6"><text:span text:style-name="T13">Basic Arithmetic </text:span>Code:</text:p>
      <text:p text:style-name="P3"/>
      <text:p text:style-name="P11">public class Operators {</text:p>
      <text:p text:style-name="P11"><text:s text:c="4"/>public static void main(String[] args) {</text:p>
      <text:p text:style-name="P11"><text:s text:c="8"/>int answer; </text:p>
      <text:p text:style-name="P11"/>
      <text:p text:style-name="P11"><text:s text:c="8"/>System.out.println("ADDITION");</text:p>
      <text:p text:style-name="P11"><text:s text:c="8"/>int add = 20;</text:p>
      <text:p text:style-name="P11"/>
      <text:p text:style-name="P11"><text:s text:c="8"/>System.out.println("Initial value: " + add);</text:p>
      <text:p text:style-name="P11"><text:s text:c="8"/>answer = add + 2;</text:p>
      <text:p text:style-name="P11"><text:s text:c="8"/>System.out.println("add + 2 = " + answer);</text:p>
      <text:p text:style-name="P11"><text:s text:c="8"/>answer = add;</text:p>
      <text:p text:style-name="P11"><text:s text:c="8"/>System.out.println("add = " + answer);</text:p>
      <text:p text:style-name="P11"><text:s text:c="8"/>System.out.println();</text:p>
      <text:p text:style-name="P11"/>
      <text:p text:style-name="P11"><text:s text:c="8"/>System.out.println("SUBTRACTION");</text:p>
      <text:p text:style-name="P11"><text:s text:c="8"/>int sub = 15;</text:p>
      <text:p text:style-name="P11"/>
      <text:p text:style-name="P11"><text:s text:c="8"/>System.out.println("Initial value: " + sub);</text:p>
      <text:p text:style-name="P11"><text:s text:c="8"/>System.out.println("sub - 4 = " + (sub - 4));</text:p>
      <text:p text:style-name="P11"><text:s text:c="8"/>System.out.println("sub = " + sub);</text:p>
      <text:p text:style-name="P11"><text:s text:c="8"/>System.out.println();</text:p>
      <text:p text:style-name="P11"/>
      <text:p text:style-name="P11"><text:s text:c="8"/>System.out.println("MULTIPLICATION");</text:p>
      <text:p text:style-name="P11"><text:s text:c="8"/>int mult = 25;</text:p>
      <text:p text:style-name="P11"/>
      <text:p text:style-name="P11"><text:soft-page-break/><text:s text:c="8"/>System.out.println("Initial value: " + mult);</text:p>
      <text:p text:style-name="P11"><text:s text:c="8"/>answer = mult * 3;</text:p>
      <text:p text:style-name="P11"><text:s text:c="8"/>System.out.println("mult * 3 = " + answer);</text:p>
      <text:p text:style-name="P11"><text:s text:c="8"/>answer = mult;</text:p>
      <text:p text:style-name="P11"><text:s text:c="8"/>System.out.println("mult = " + mult);</text:p>
      <text:p text:style-name="P11"><text:s text:c="8"/>System.out.println();</text:p>
      <text:p text:style-name="P11"/>
      <text:p text:style-name="P11"><text:s text:c="8"/>System.out.println("DIVISION (INT)");</text:p>
      <text:p text:style-name="P11"><text:s text:c="8"/>int div_int = 15;</text:p>
      <text:p text:style-name="P11"/>
      <text:p text:style-name="P11"><text:s text:c="8"/>System.out.println("Initial value: " + div_int);</text:p>
      <text:p text:style-name="P11"><text:s text:c="8"/>System.out.println("div_int / 2 = " + (div_int / 2));</text:p>
      <text:p text:style-name="P11"><text:s text:c="8"/>System.out.println("div_int = " + div_int);</text:p>
      <text:p text:style-name="P11"><text:s text:c="8"/>System.out.println();</text:p>
      <text:p text:style-name="P11"/>
      <text:p text:style-name="P11"><text:s text:c="8"/>System.out.println("MODULO (REMINDER)");</text:p>
      <text:p text:style-name="P11"><text:s text:c="8"/>int rem = 5;</text:p>
      <text:p text:style-name="P11"/>
      <text:p text:style-name="P11"><text:s text:c="8"/>System.out.println("Initial value: " + rem);</text:p>
      <text:p text:style-name="P11"><text:s text:c="8"/>answer = rem % 2;</text:p>
      <text:p text:style-name="P11"><text:s text:c="8"/>System.out.println("rem % 2 = " + answer);</text:p>
      <text:p text:style-name="P11"><text:s text:c="8"/>answer = rem;</text:p>
      <text:p text:style-name="P11"><text:s text:c="8"/>System.out.println("rem = " + answer);</text:p>
      <text:p text:style-name="P11"><text:s text:c="8"/>System.out.println();</text:p>
      <text:p text:style-name="P11"/>
      <text:p text:style-name="P11"><text:s text:c="8"/>System.out.println("PREINCREMENT BY ONE");</text:p>
      <text:p text:style-name="P11"><text:s text:c="8"/>int pre_inc = 5;</text:p>
      <text:p text:style-name="P11"/>
      <text:p text:style-name="P11"><text:s text:c="8"/>System.out.println("Initial value: " + pre_inc);</text:p>
      <text:p text:style-name="P11"><text:s text:c="8"/>System.out.println("++pre_inc <text:s text:c="2"/>= " + (++pre_inc));</text:p>
      <text:p text:style-name="P11"><text:s text:c="8"/>System.out.println("pre_inc = " + pre_inc);</text:p>
      <text:p text:style-name="P11"><text:s text:c="8"/>System.out.println();</text:p>
      <text:p text:style-name="P11"/>
      <text:p text:style-name="P11"><text:s text:c="8"/>System.out.println("PREDECREMENT BY ONE");</text:p>
      <text:p text:style-name="P11"><text:s text:c="8"/>int pre_dec = 5;</text:p>
      <text:p text:style-name="P11"/>
      <text:p text:style-name="P11"><text:s text:c="8"/>System.out.println("Initial value: " + pre_dec);</text:p>
      <text:p text:style-name="P11"><text:s text:c="8"/>answer = --pre_dec;</text:p>
      <text:p text:style-name="P11"><text:s text:c="8"/>System.out.println("--pre_dec <text:s text:c="2"/>= " + answer);</text:p>
      <text:p text:style-name="P11"><text:s text:c="8"/>answer = pre_dec;</text:p>
      <text:p text:style-name="P11"><text:s text:c="8"/>System.out.println("pre_dec = " + answer);</text:p>
      <text:p text:style-name="P11"><text:s text:c="8"/>System.out.println();</text:p>
      <text:p text:style-name="P11"/>
      <text:p text:style-name="P11"><text:s text:c="8"/>System.out.println("POST INCREMENT BY ONE");</text:p>
      <text:p text:style-name="P11"><text:s text:c="8"/>int post_inc = 5;</text:p>
      <text:p text:style-name="P11"/>
      <text:p text:style-name="P11"><text:s text:c="8"/>System.out.println("Initial value: " + post_inc);</text:p>
      <text:p text:style-name="P11"><text:s text:c="8"/>System.out.println("post_inc++ <text:s text:c="2"/>= " + (post_inc++));</text:p>
      <text:p text:style-name="P11"><text:s text:c="8"/>System.out.println("post_inc = " + post_inc);</text:p>
      <text:p text:style-name="P11"><text:s text:c="8"/>System.out.println();</text:p>
      <text:p text:style-name="P11"/>
      <text:p text:style-name="P11"><text:s text:c="8"/>System.out.println("POSTDECREMENT BY ONE");</text:p>
      <text:p text:style-name="P11"><text:soft-page-break/><text:s text:c="8"/>int post_dec = 5;</text:p>
      <text:p text:style-name="P11"/>
      <text:p text:style-name="P11"><text:s text:c="8"/>System.out.println("Initial value: " + post_dec);</text:p>
      <text:p text:style-name="P11"><text:s text:c="8"/>answer = post_dec--;</text:p>
      <text:p text:style-name="P11"><text:s text:c="8"/>System.out.println("post_dec-- <text:s text:c="2"/>= " + answer);</text:p>
      <text:p text:style-name="P11"><text:s text:c="8"/>answer = post_dec;</text:p>
      <text:p text:style-name="P11"><text:s text:c="8"/>System.out.println("post_dec = " + answer);</text:p>
      <text:p text:style-name="P11"><text:s text:c="8"/>System.out.println();</text:p>
      <text:p text:style-name="P11"><text:s text:c="4"/>}</text:p>
      <text:p text:style-name="P11">}</text:p>
      <text:p text:style-name="P3"/>
      <text:p text:style-name="P6">Explanation:</text:p>
      <text:p text:style-name="P3"/>
      <text:p text:style-name="P13"><text:span text:style-name="T3">– </text:span><text:span text:style-name="T1">Line #6 defines the variable 'add' as an integer and assigns it a value of 20.</text:span></text:p>
      <text:p text:style-name="P13"><text:span text:style-name="T3">– </text:span><text:span text:style-name="T1">Line #8 prints the initial value of 'add'.</text:span></text:p>
      <text:p text:style-name="P13"><text:span text:style-name="T3">– </text:span><text:span text:style-name="T4">Line #9 defines the variable 'answer' as 'add' + 2.</text:span></text:p>
      <text:p text:style-name="P16"><text:span text:style-name="T3">– </text:span><text:span text:style-name="T4">Line #10 prints the value of 'answer'.</text:span></text:p>
      <text:p text:style-name="P26"/>
      <text:p text:style-name="P9"><text:span text:style-name="T14">Exponentiation </text:span>Code:</text:p>
      <text:p text:style-name="P36"/>
      <text:p text:style-name="P36">public class exponent {</text:p>
      <text:p text:style-name="P36"><text:s text:c="4"/>public static void main(String[] args) {</text:p>
      <text:p text:style-name="P36"><text:s text:c="8"/>System.out.println("2 raised to the power 3 is " + Math.pow(2, 3));</text:p>
      <text:p text:style-name="P36"><text:s text:c="8"/>System.out.println("Exponent squared is " + Math.exp(2));</text:p>
      <text:p text:style-name="P36"><text:s text:c="8"/>System.out.println("The square root of 16 is " + Math.sqrt(16));</text:p>
      <text:p text:style-name="P36"><text:s text:c="8"/>System.out.println("The cube root of 27 is " + Math.cbrt(27));</text:p>
      <text:p text:style-name="P36"><text:s text:c="4"/>}</text:p>
      <text:p text:style-name="P36">}</text:p>
      <text:p text:style-name="P26"/>
      <text:p text:style-name="P8">Explanation:</text:p>
      <text:p text:style-name="P8"/>
      <text:p text:style-name="P17"><text:span text:style-name="T3">– </text:span><text:span text:style-name="T8">Line #3 uses the 'pow' method to raise 2 to the power of 3 (2^3) for an output of 8.</text:span></text:p>
      <text:p text:style-name="P18"><text:span text:style-name="T3">– </text:span><text:span text:style-name="T8">Line #4 uses the 'exp' method </text:span><text:span text:style-name="T9">to determine the exponent squared. 'double Math.exp(2)' returns 'e^2'.</text:span></text:p>
      <text:p text:style-name="P17"><text:span text:style-name="T3">– </text:span><text:span text:style-name="T8">Line #5 uses the 'sqrt' method to determine the square root of 16 for an output of 4.</text:span></text:p>
      <text:p text:style-name="P17"><text:span text:style-name="T3">– </text:span><text:span text:style-name="T8">Line #6 uses the 'cbrt' method to determine the cube root of 27 for an output of 3.</text:span></text:p>
      <text:p text:style-name="P12"/>
      <text:p text:style-name="P9"><text:span text:style-name="T12">Logarithms </text:span>Code:</text:p>
      <text:p text:style-name="P5"/>
      <text:p text:style-name="P28">public class logs {</text:p>
      <text:p text:style-name="P28"><text:s text:c="4"/>public static void main(String[] args) {</text:p>
      <text:p text:style-name="P28"><text:s text:c="8"/>System.out.println("log of 2 is " + Math.log(2));</text:p>
      <text:p text:style-name="P28"><text:s text:c="8"/>System.out.println("log to the base 10 of 100 is " + Math.log10(100));</text:p>
      <text:p text:style-name="P28"><text:s text:c="4"/>}</text:p>
      <text:p text:style-name="P28">}</text:p>
      <text:p text:style-name="P5"/>
      <text:p text:style-name="P7">Explanation:</text:p>
      <text:p text:style-name="P4"/>
      <text:p text:style-name="P19"><text:span text:style-name="T3">– </text:span><text:span text:style-name="T8">Line #3 uses the '</text:span><text:span text:style-name="T10">log</text:span><text:span text:style-name="T8">' method to </text:span><text:span text:style-name="T10">return the natural log of 2 for an output of 0.69.</text:span></text:p>
      <text:p text:style-name="P19"><text:span text:style-name="T3">– </text:span><text:span text:style-name="T8">Line #4 uses the '</text:span><text:span text:style-name="T10">log10' method to return the common log of 10 &amp; 100, for an output of 2.</text:span></text:p>
      <text:p text:style-name="P28"/>
      <text:p text:style-name="P41">Trigonometry Code:</text:p>
      <text:p text:style-name="P28"/>
      <text:p text:style-name="P38">public class trig {</text:p>
      <text:p text:style-name="P38"><text:s text:c="4"/>public static void main(String[] args) {</text:p>
      <text:p text:style-name="P38"><text:s text:c="8"/>System.out.println("tan(45) =" + Math.tan(Math.toRadians(45)));</text:p>
      <text:p text:style-name="P38"><text:soft-page-break/><text:s text:c="8"/>System.out.println("sin(45) =" + Math.sin(Math.toRadians(45)));</text:p>
      <text:p text:style-name="P38"><text:s text:c="8"/>System.out.println("cos(45) =" + Math.cos(Math.toRadians(45)));</text:p>
      <text:p text:style-name="P38"><text:s text:c="4"/>}</text:p>
      <text:p text:style-name="P38">}</text:p>
      <text:p text:style-name="P28"/>
      <text:p text:style-name="P42">Explanation:</text:p>
      <text:p text:style-name="P10"/>
      <text:p text:style-name="P44"><text:span text:style-name="T3">– </text:span><text:span text:style-name="T11">Line #3, #4, and #5 use the trigonometry functions to determine the tan, sin and cos of 45.</text:span></text:p>
      <text:p text:style-name="P43"/>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9M56S</meta:editing-duration>
    <meta:editing-cycles>27</meta:editing-cycles>
    <meta:generator>LibreOffice/5.0.4.2$Windows_x86 LibreOffice_project/2b9802c1994aa0b7dc6079e128979269cf95bc78</meta:generator>
    <dc:date>2022-05-30T15:22:21.226000000</dc:date>
    <meta:document-statistic meta:table-count="0" meta:image-count="0" meta:object-count="0" meta:page-count="5" meta:paragraph-count="160" meta:word-count="1060" meta:character-count="8353" meta:non-whitespace-character-count="5780"/>
    <meta:user-defined meta:name="Info 1"/>
    <meta:user-defined meta:name="Info 2"/>
    <meta:user-defined meta:name="Info 3"/>
    <meta:user-defined meta:name="Info 4"/>
  </office:meta>
</office:document-meta>
</file>